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paragraph-rsid="000ec2cc"/>
    </style:style>
    <style:style style:name="P2" style:family="paragraph" style:parent-style-name="Standard">
      <style:text-properties officeooo:paragraph-rsid="000fcb7a"/>
    </style:style>
    <style:style style:name="P3" style:family="paragraph" style:parent-style-name="Standard">
      <style:text-properties officeooo:paragraph-rsid="00102e91"/>
    </style:style>
    <style:style style:name="T1" style:family="text">
      <style:text-properties officeooo:rsid="000ec2cc"/>
    </style:style>
    <style:style style:name="T2" style:family="text">
      <style:text-properties officeooo:rsid="000fcb7a"/>
    </style:style>
    <style:style style:name="T3" style:family="text">
      <style:text-properties officeooo:rsid="00102e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ここで真であることを1、偽であることを0で表すことにし</text:span></text:p>
      <text:p text:style-name="P2"><text:span text:style-name="T1">原子論理式への真偽値の割り当てを</text:span><text:span text:style-name="T2">する付値関数を</text:span><text:span text:style-name="T1">考える</text:span></text:p>
      <text:p text:style-name="P1"><text:span text:style-name="T1"/></text:p>
      <text:p text:style-name="P2"><text:span text:style-name="T1">付値関数</text:span><text:span text:style-name="T2">σは命題変数の集合{Pj | j = 0,1,2 … } から{0,1}への写像として表される</text:span></text:p>
      <text:p text:style-name="P2"><text:span text:style-name="T2">σ : {Pj | j = 0,1,2 … } → {0 , 1} である。</text:span></text:p>
      <text:p text:style-name="P2"><text:span text:style-name="T2"/></text:p>
      <text:p text:style-name="P2"><text:span text:style-name="T1">この付値関数は原子論理式に対する解釈であるから</text:span></text:p>
      <text:p text:style-name="P2"><text:span text:style-name="T1">これを元に複合的に定義された論理式に対</text:span><text:span text:style-name="T3">し</text:span><text:span text:style-name="T1">真偽を定める為にσを拡張する</text:span></text:p>
      <text:p text:style-name="P3"><text:span text:style-name="T3">P(ギリシャっぽい書体)を任意の論理式の集合として</text:span></text:p>
      <text:p text:style-name="P3"><text:span text:style-name="T3">σバー : P → {0,1}</text:span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kaoPMincho" fo:font-size="12pt" fo:language="en" fo:country="US" style:letter-kerning="true" style:font-name-asian="TakaoPGothic1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akaoPGothic" fo:font-size="14pt" style:font-name-asian="TakaoPGothic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1T21:30:53</meta:creation-date>
    <dc:date>2013-08-02T00:53:08</dc:date>
    <meta:editing-duration>PT3H6M34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1" meta:paragraph-count="8" meta:word-count="192" meta:character-count="239" meta:non-whitespace-character-count="215"/>
  </office:meta>
</office:document-meta>
</file>